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mark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Standard" style:list-style-name="L3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text-properties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 style:list-style-name="L2">
      <style:text-properties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 style:list-style-name="L1">
      <style:paragraph-properties fo:margin-left="0.0252in" fo:margin-right="0in" fo:text-indent="0.0126in" style:auto-text-indent="false">
        <style:tab-stops/>
      </style:paragraph-properties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 style:list-style-name="L1">
      <style:paragraph-properties fo:margin-left="0in" fo:margin-right="0in" fo:text-indent="-0.25in" style:auto-text-indent="false">
        <style:tab-stops/>
      </style:paragraph-properties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 style:list-style-name="L3">
      <style:paragraph-properties fo:margin-left="0.9846in" fo:margin-right="0in" fo:text-indent="-0.25in" style:auto-text-indent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P10" style:family="paragraph" style:parent-style-name="mark">
      <style:text-properties fo:font-size="14pt" style:font-size-asian="14pt" style:font-size-complex="14pt"/>
    </style:style>
    <style:style style:name="P11" style:family="paragraph" style:parent-style-name="List_20_Paragraph" style:list-style-name="WWNum3">
      <style:paragraph-properties fo:margin-top="0in" fo:margin-bottom="0in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2" style:family="paragraph" style:parent-style-name="List_20_Paragraph" style:list-style-name="WWNum3">
      <style:paragraph-properties fo:margin-top="0in" fo:margin-bottom="0in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T1" style:family="text">
      <style:text-properties fo:color="#252525" fo:language="uk" fo:country="UA" style:font-size-asian="14pt" style:font-size-complex="14pt"/>
    </style:style>
    <style:style style:name="T2" style:family="text">
      <style:text-properties fo:color="#252525" fo:language="en" fo:country="none" fo:font-style="italic" style:font-size-asian="14pt" style:font-size-complex="14pt"/>
    </style:style>
    <style:style style:name="T3" style:family="text">
      <style:text-properties style:text-line-through-style="none" style:text-underline-style="none" style:text-blinking="false"/>
    </style:style>
    <style:style style:name="T4" style:family="text">
      <style:text-properties style:text-line-through-style="none" style:text-underline-style="none" fo:font-weight="bold" style:text-blinking="false" style:font-weight-asian="bold" style:font-weight-complex="bold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 style:font-weight-asian="bold"/>
    </style:style>
    <style:style style:name="T7" style:family="text">
      <style:text-properties fo:color="#0b0080" style:text-line-through-style="none" fo:language="uk" fo:country="UA" style:text-underline-style="none" style:text-blinking="false" style:font-size-asian="14pt" style:font-size-complex="14pt"/>
    </style:style>
    <style:style style:name="T8" style:family="text">
      <style:text-properties style:font-name="Times New Roman" fo:language="uk" fo:country="UA" fo:background-color="#f9f9f9" style:font-size-asian="14pt" style:font-size-complex="14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000000" style:font-name="Times New Roman" fo:letter-spacing="normal" fo:font-style="normal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letter-spacing="normal" fo:language="zxx" fo:country="none" fo:font-style="normal" fo:font-weight="normal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000000" style:font-name="Times New Roman" fo:letter-spacing="normal" fo:language="zxx" fo:country="none" fo:font-style="normal" fo:font-weight="normal" style:font-size-asian="12.25pt" style:language-asian="zxx" style:country-asian="none" style:language-complex="zxx" style:country-complex="none"/>
    </style:style>
    <style:style style:name="T15" style:family="text">
      <style:text-properties fo:font-variant="normal" fo:text-transform="none" fo:color="#000000" style:font-name="Times New Roman" fo:font-size="32pt" fo:letter-spacing="normal" fo:font-style="normal" fo:font-weight="bold" style:font-size-asian="32pt" style:font-weight-asian="bold" style:font-size-complex="3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5">8.2</text:span></text:p>
      <text:list xml:id="list561961984" text:style-name="L3">
        <text:list-item>
          <text:p text:style-name="P3">Довідковий монітор безпеки(Security Reference Monitor, SRM) - виконується в режимі ядра – перевірка прав доступу до об’єктів, операції над привілеями (правами користувачів) й генерацію повідомлень аудиту безпеки.</text:p>
        </text:list-item>
        <text:list-item>
          <text:p text:style-name="P3">Підсистема локальної автентифікації (Local Security Authentication Subsystem Service, Lsass) - процес режиму користувача – визначає коло користувачів, що мають право на вхід в систему, правила, пов’язані з паролями, привілеї, що видані користувачам та їх групам, параметри аудиту безпеки системи, а також за автентифікацію користувачів і передачу повідомлень аудиту безпеки в Event Log.</text:p>
        </text:list-item>
        <text:list-item>
          <text:p text:style-name="P3">База даних політики Lsass - зберігає параметри політики безпеки локальної системи. Включає таку інформацію: </text:p>
        </text:list-item>
        <text:list-item>
          <text:p text:style-name="P8">яким доменам довірено автентифікацію спроб входу до системи</text:p>
        </text:list-item>
        <text:list-item>
          <text:p text:style-name="P8">хто має права на доступ до системи й яким чином</text:p>
        </text:list-item>
        <text:list-item>
          <text:p text:style-name="P8">кому надані ті або інші привілеї </text:p>
        </text:list-item>
        <text:list-item>
          <text:p text:style-name="P8">які види аудиту потрібно виконувати</text:p>
        </text:list-item>
        <text:list-item>
          <text:p text:style-name="P3">Диспетчер облікових записів безпеки (Security Account Manager, SAM) - набір процедур, що відповідають за підтримку бази даних, яка зберігає імена користувачів і груп, визначених на локальній машині.</text:p>
        </text:list-item>
        <text:list-item>
          <text:p text:style-name="P3">База даних SAM - зберігає інформацію про локальних користувачів та групи, разом з їхніми паролями та іншими атрибутами.</text:p>
        </text:list-item>
        <text:list-item>
          <text:p text:style-name="P3">Active Directory - служба каталогів, що зберігає базу даних із відомостями про об’єкти в домені (відомості про паролі й привілеї користувачів домену та їхні групи). </text:p>
        </text:list-item>
        <text:list-item>
          <text:p text:style-name="P3">Пакети автентифікації - DLL-модулі, що виконуються у контексті процесу Lsass і реалізують політику автентифікації у Windows. </text:p>
        </text:list-item>
        <text:list-item>
          <text:p text:style-name="P3">Процес Logon (Winlogon) - відповідає за підтримку SAS (Secure Attention Sequence) і керування сеансами інтерактивного входу в систему</text:p>
        </text:list-item>
        <text:list-item>
          <text:p text:style-name="P3">GINA (Graphical Identification and Authentication) <text:s/>- DLL режиму користувача, що виконується в процесі Winlogon і застосовується для отримання паролю й імені користувача або PIN-коду смарт-карти</text:p>
        </text:list-item>
        <text:list-item>
          <text:p text:style-name="P3">Служба мережного входу до системи (Net Logon, Netlogon) - виконується в Lsass і реагує на запити мережного входу від Microsoft LAN Manager 2.</text:p>
        </text:list-item>
        <text:list-item>
          <text:p text:style-name="P3"><text:span text:style-name="T14">Kernel Security Device Driver (KSecDD) - бібліотека функцій режиму ядра, що реалізує інтерфейси локального виклику процедур, які використовуються іншими компонентами захисту режиму ядр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3:51:10</dc:date>
    <dc:creator>axel </dc:creator>
    <meta:editing-duration>P0D</meta:editing-duration>
    <meta:editing-cycles>5</meta:editing-cycles>
    <meta:document-statistic meta:table-count="0" meta:image-count="0" meta:object-count="0" meta:page-count="1" meta:paragraph-count="16" meta:word-count="313" meta:character-count="2159" meta:non-whitespace-character-count="1872"/>
  </office:meta>
</office:document-meta>
</file>